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4.9028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1.6437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tCtrlESP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style-name="Default" office:value-type="string" calcext:value-type="string">
            <text:p><text:s/>LCSC_PART_NUMBER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MANUFACTURER_PART_NUMBER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72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72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9678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PUMP0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PUMP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PUMP2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PUMP3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PUMP4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PUMP5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PUMP6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1WIRE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S0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S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S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S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S4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S5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S6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CUSTOM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JST:JST_EH_B4B-EH-A_1x04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I2C1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_JST:JST_EH_B4B-EH-A_1x04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GPIO1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JST:JST_EH_B5B-EH-A_1x05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EXT_PWR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DCDC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SOLAR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LIPO2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Wire:SolderWirePad_1x02_P5.08mm_Drill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40V &gt;2A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496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40V &gt;2A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496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40V &gt;2A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496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P38690DT-3.3</text:p>
          </table:table-cell>
          <table:table-cell office:value-type="string" calcext:value-type="string">
            <text:p>ESP32:DPAK457P991X255-3N</text:p>
          </table:table-cell>
          <table:table-cell office:value-type="string" calcext:value-type="string">
            <text:p>IPC-7351B</text:p>
          </table:table-cell>
          <table:table-cell table:style-name="Default" office:value-type="string" calcext:value-type="string">
            <text:p>C10904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.5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ESP32:SR04M-2PinHeader_1x04_P2.54mm_Vertical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Cylinder-5x20mm_Stelvio-Kontek_PTF78_Horizontal_Op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58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A 5-22uH min DCR</text:p>
          </table:table-cell>
          <table:table-cell office:value-type="string" calcext:value-type="string">
            <text:p>Inductor_SMD:L_12x12mm_H4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39398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JP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LED_SENS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SOLAR_PWR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EXT_PWR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JP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 table:visibility="collapse">
          <table:table-cell office:value-type="string" calcext:value-type="string">
            <text:p>OC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205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5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5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5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mps1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84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sor1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5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O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misc_footprints:BatteryHolder_Keystone_1042_1x18650</text:p>
          </table:table-cell>
          <table:table-cell office:value-type="string" calcext:value-type="string">
            <text:p>~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s2438az+</text:p>
          </table:table-cell>
          <table:table-cell office:value-type="string" calcext:value-type="string">
            <text:p>misc_footprints:ds2438az&amp;plus_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X1308</text:p>
          </table:table-cell>
          <table:table-cell office:value-type="string" calcext:value-type="string">
            <text:p>misc_footprints:SOT-23-6</text:p>
          </table:table-cell>
          <table:table-cell/>
          <table:table-cell office:value-type="string" calcext:value-type="string">
            <text:p>C78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W01</text:p>
          </table:table-cell>
          <table:table-cell office:value-type="string" calcext:value-type="string">
            <text:p>misc_footprints:SOT95P280X135-6N</text:p>
          </table:table-cell>
          <table:table-cell/>
          <table:table-cell office:value-type="string" calcext:value-type="string">
            <text:p>C14213</text:p>
          </table:table-cell>
          <table:table-cell table:number-columns-repeated="3"/>
          <table:table-cell office:value-type="string" calcext:value-type="string">
            <text:p>ic</text:p>
          </table:table-cell>
          <table:table-cell office:value-type="string" calcext:value-type="string">
            <text:p>DW0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office:value-type="string" calcext:value-type="string">
            <text:p>C39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PWR1</text:p>
          </table:table-cell>
          <table:table-cell office:value-type="string" calcext:value-type="string">
            <text:p>P-channel 50v 4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PWR2</text:p>
          </table:table-cell>
          <table:table-cell office:value-type="string" calcext:value-type="string">
            <text:p>P-channel 50v 4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PWR3</text:p>
          </table:table-cell>
          <table:table-cell office:value-type="string" calcext:value-type="string">
            <text:p>P-channel 50v 4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 / C344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N-channel 30V 5A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C350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://datasheets.maximintegrated.com/en/ds/DS18B20.pdf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9k-19.5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702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5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17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702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2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unt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63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https://www.espressif.com/sites/default/files/documentation/esp32-wroom-32d_esp32-wroom-32u_datasheet_en.pdf</text:p>
          </table:table-cell>
          <table:table-cell office:value-type="string" calcext:value-type="string">
            <text:p>C52957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PlantCtrlESP32.A1:PlantCtrlESP32.J162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30T12:49:00.499071029</dc:date>
    <meta:editing-duration>PT54M15S</meta:editing-duration>
    <meta:editing-cycles>14</meta:editing-cycles>
    <meta:generator>LibreOffice/7.0.3.1$Linux_X86_64 LibreOffice_project/00$Build-1</meta:generator>
    <meta:document-statistic meta:table-count="1" meta:cell-count="770" meta:object-count="0"/>
  </office:meta>
</office:document-meta>
</file>